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E (U1)</text:p>
          </table:table-cell>
          <table:table-cell table:style-name="Default" office:value-type="string" calcext:value-type="string">
            <text:p>EU1/(L-1)</text:p>
          </table:table-cell>
          <table:table-cell office:value-type="string" calcext:value-type="string">
            <text:p>ESu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style-name="Default" table:formula="of:=[.C3]/([.B3]-1)" office:value-type="float" office:value="-1.5" calcext:value-type="float">
            <text:p>-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-1.6160254037844" calcext:value-type="float">
            <text:p>-1.6160254037844</text:p>
          </table:table-cell>
          <table:table-cell table:formula="of:=[.C4]/([.B4]-1)" office:value-type="float" office:value="-0.5386751345948" calcext:value-type="float">
            <text:p>-0.538675134594800</text:p>
          </table:table-cell>
          <table:table-cell office:value-type="float" office:value="-1.6160254037844" calcext:value-type="float">
            <text:p>-1.61602540378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.4935771338879" calcext:value-type="float">
            <text:p>-2.4935771338879</text:p>
          </table:table-cell>
          <table:table-cell table:formula="of:=[.C5]/([.B5]-1)" office:value-type="float" office:value="-0.49871542677758" calcext:value-type="float">
            <text:p>-0.498715426777580</text:p>
          </table:table-cell>
          <table:table-cell table:style-name="ce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.3749325986879" calcext:value-type="float">
            <text:p>-3.3749325986879</text:p>
          </table:table-cell>
          <table:table-cell table:formula="of:=[.C6]/([.B6]-1)" office:value-type="float" office:value="-0.482133228383986" calcext:value-type="float">
            <text:p>-0.482133228383986</text:p>
          </table:table-cell>
          <table:table-cell table:style-name="ce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.2580352072829" calcext:value-type="float">
            <text:p>-4.2580352072829</text:p>
          </table:table-cell>
          <table:table-cell table:formula="of:=[.C7]/([.B7]-1)" office:value-type="float" office:value="-0.473115023031433" calcext:value-type="float">
            <text:p>-0.47311502303143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5.1420906328405" calcext:value-type="float">
            <text:p>-5.1420906328405</text:p>
          </table:table-cell>
          <table:table-cell table:formula="of:=[.C8]/([.B8]-1)" office:value-type="float" office:value="-0.467462784803682" calcext:value-type="float">
            <text:p>-0.46746278480368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6.0267246618622" calcext:value-type="float">
            <text:p>-6.0267246618622</text:p>
          </table:table-cell>
          <table:table-cell table:formula="of:=[.C9]/([.B9]-1)" office:value-type="float" office:value="-0.463594204758631" calcext:value-type="float">
            <text:p>-0.46359420475863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6.9117371455751" calcext:value-type="float">
            <text:p>-6.9117371455751</text:p>
          </table:table-cell>
          <table:table-cell table:formula="of:=[.C10]/([.B10]-1)" office:value-type="float" office:value="-0.460782476371673" calcext:value-type="float">
            <text:p>-0.460782476371673</text:p>
          </table:table-cell>
          <table:table-cell office:value-type="float" office:value="-6.9117371455752" calcext:value-type="float">
            <text:p>-6.9117371455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00-00-00</text:date>, <text:time style:data-style-name="N2" text:time-value="11:06:48.006346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9:45.048108125</meta:creation-date>
    <dc:title>LyX Document</dc:title>
    <dc:date>2020-11-17T11:10:41.729129736</dc:date>
    <meta:editing-duration>PT8M49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